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F" svg:font-family="" style:font-family-generic="roman"/>
    <style:font-face style:name="Arial" svg:font-family="Arial" style:font-family-generic="swiss"/>
    <style:font-face style:name="Calibri3" svg:font-family="Calibri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3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3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2.15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Blank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Blank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pr3" style:family="presentation" style:parent-style-name="Blank-notes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4" style:family="presentation" style:parent-style-name="Blank-outline1">
      <style:graphic-properties draw:stroke="none" svg:stroke-width="0cm" draw:fill="none" draw:textarea-vertical-align="top" draw:auto-grow-height="false" draw:fit-to-size="shrink-to-fit" fo:min-height="11.048cm" fo:padding-top="0.127cm" fo:padding-bottom="0.127cm" fo:padding-left="0.254cm" fo:padding-right="0.254cm" fo:wrap-option="wrap"/>
    </style:style>
    <style:style style:name="pr5" style:family="presentation" style:parent-style-name="Blank-title">
      <style:graphic-properties fo:min-height="3.18cm"/>
    </style:style>
    <style:style style:name="pr6" style:family="presentation" style:parent-style-name="Blank-notes">
      <style:graphic-properties draw:fill-color="#ffffff" fo:min-height="13.364cm"/>
    </style:style>
    <style:style style:name="pr7" style:family="presentation" style:parent-style-name="Blank-outline1">
      <style:graphic-properties fo:min-height="10.798cm"/>
    </style:style>
    <style:style style:name="pr8" style:family="presentation" style:parent-style-name="Blank-notes">
      <style:graphic-properties draw:fill-color="#ffffff" draw:auto-grow-height="true" fo:min-height="13.364cm"/>
    </style:style>
    <style:style style:name="co1" style:family="table-column">
      <style:table-column-properties style:column-width="1.582cm" style:use-optimal-column-width="false"/>
    </style:style>
    <style:style style:name="co2" style:family="table-column">
      <style:table-column-properties style:column-width="1.58cm" style:use-optimal-column-width="false"/>
    </style:style>
    <style:style style:name="co3" style:family="table-column">
      <style:table-column-properties style:column-width="1.451cm" style:use-optimal-column-width="false"/>
    </style:style>
    <style:style style:name="co4" style:family="table-column">
      <style:table-column-properties style:column-width="1.458cm" style:use-optimal-column-width="false"/>
    </style:style>
    <style:style style:name="co5" style:family="table-column">
      <style:table-column-properties style:column-width="1.452cm" style:use-optimal-column-width="false"/>
    </style:style>
    <style:style style:name="ro1" style:family="table-row">
      <style:table-row-properties style:row-height="0.99cm"/>
    </style:style>
    <style:style style:name="ro2" style:family="table-row">
      <style:table-row-properties style:row-height="1.01cm"/>
    </style:style>
    <style:style style:name="ro3" style:family="table-row">
      <style:table-row-properties style:row-height="0.972cm"/>
    </style:style>
    <style:style style:name="ro4" style:family="table-row">
      <style:table-row-properties style:row-height="-1.35cm"/>
    </style:style>
    <style:style style:name="ce1" style:family="table-cell">
      <style:graphic-properties draw:fill-color="#ffff00" draw:fill-image-width="0cm" draw:fill-image-height="0cm" style:repeat="repeat"/>
      <style:paragraph-properties fo:text-align="center" fo:border="0.28pt solid #000000"/>
      <style:text-properties style:font-name="Arial1"/>
    </style:style>
    <style:style style:name="ce2" style:family="table-cell">
      <style:graphic-properties draw:fill-color="#ffff00" draw:fill-image-width="0cm" draw:fill-image-height="0cm" style:repeat="repeat"/>
      <style:paragraph-properties fo:text-align="center" fo:border="0.03pt solid #000000"/>
      <style:text-properties style:font-name="Arial1"/>
    </style:style>
    <style:style style:name="ce3" style:family="table-cell">
      <style:graphic-properties draw:fill="solid" draw:fill-color="#ffff00" style:repeat="repeat"/>
      <style:paragraph-properties fo:border="0.03pt solid #000000"/>
    </style:style>
    <style:style style:name="ce4" style:family="table-cell">
      <style:graphic-properties draw:fill-color="#ffff00" draw:fill-image-width="0cm" draw:fill-image-height="0cm" style:repeat="repeat"/>
      <style:paragraph-properties fo:text-align="center" fo:border-left="0.03pt solid #000000" fo:border-right="none" fo:border-top="0.03pt solid #000000" fo:border-bottom="0.03pt solid #000000"/>
      <style:text-properties style:font-name="Arial1"/>
    </style:style>
    <style:style style:name="ce5" style:family="table-cell">
      <style:graphic-properties draw:fill="solid" draw:fill-color="#ffffff" style:repeat="repeat"/>
      <style:paragraph-properties fo:border-left="0.03pt solid #ffffff" fo:border-right="0.03pt solid #ffffff" fo:border-top="none" fo:border-bottom="0.03pt solid 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style:paragraph-properties fo:text-align="start" style:font-independent-line-spacing="true"/>
      <style:text-properties fo:font-size="44pt"/>
    </style:style>
    <style:style style:name="P3" style:family="paragraph">
      <style:paragraph-properties fo:margin-left="1.2cm" fo:margin-right="0cm" fo:margin-top="0cm" fo:margin-bottom="0.5cm" fo:line-height="100%" fo:text-align="start" fo:text-indent="-0.899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style:paragraph-properties fo:text-align="start" style:font-independent-line-spacing="true"/>
      <style:text-properties fo:font-size="32pt"/>
    </style:style>
    <style:style style:name="P5" style:family="paragraph">
      <style:paragraph-properties fo:text-align="center"/>
    </style:style>
    <style:style style:name="P6" style:family="paragraph">
      <style:paragraph-properties fo:text-align="start" style:font-independent-line-spacing="true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8" style:family="paragraph">
      <style:paragraph-properties fo:margin-left="1.2cm" fo:margin-right="0cm" fo:text-indent="-0.899cm">
        <style:tab-stops>
          <style:tab-stop style:position="0cm"/>
        </style:tab-stops>
      </style:paragraph-properties>
    </style:style>
    <style:style style:name="P9" style:family="paragraph">
      <style:paragraph-properties fo:margin-left="1.2cm" fo:margin-right="0cm" fo:margin-top="0cm" fo:margin-bottom="0.5cm" fo:text-indent="-0.899cm">
        <style:tab-stops>
          <style:tab-stop style:position="0cm"/>
        </style:tab-stops>
      </style:paragraph-properties>
      <style:text-properties fo:font-size="32pt" style:font-size-asian="32pt" style:font-size-complex="32pt"/>
    </style:style>
    <style:style style:name="P10" style:family="paragraph">
      <style:paragraph-properties fo:text-align="start" style:font-independent-line-spacing="true"/>
      <style:text-properties fo:font-size="32pt" style:font-size-asian="32pt" style:font-size-complex="32pt"/>
    </style:style>
    <style:style style:name="P11" style:family="paragraph">
      <style:paragraph-properties fo:margin-top="0cm" fo:margin-bottom="0cm" fo:line-height="100%" fo:text-align="start" style:punctuation-wrap="hanging" style:writing-mode="lr-tb"/>
      <style:text-properties style:font-name="Arial1" fo:font-size="32pt" style:font-size-asian="32pt" style:font-size-complex="32pt" fo:hyphenate="false"/>
    </style:style>
    <style:style style:name="P12" style:family="paragraph">
      <style:paragraph-properties fo:text-align="start" style:font-independent-line-spacing="true"/>
      <style:text-properties style:font-name="Arial1" fo:font-size="32pt" style:font-size-asian="32pt" style:font-size-complex="32pt"/>
    </style:style>
    <style:style style:name="P13" style:family="paragraph">
      <style:paragraph-properties fo:text-align="center"/>
      <style:text-properties style:font-name="Arial1"/>
    </style:style>
    <style:style style:name="P14" style:family="paragraph">
      <style:paragraph-properties fo:margin-top="0cm" fo:margin-bottom="0cm" fo:line-height="100%" fo:text-align="start" style:punctuation-wrap="hanging" style:writing-mode="lr-tb"/>
      <style:text-properties fo:font-size="32pt" style:font-size-asian="32pt" style:font-size-complex="32pt" fo:hyphenate="false"/>
    </style:style>
    <style:style style:name="P15" style:family="paragraph">
      <style:paragraph-properties fo:text-align="start"/>
    </style:style>
    <style:style style:name="P16" style:family="paragraph">
      <style:paragraph-properties fo:text-align="start" style:font-independent-line-spacing="true"/>
      <style:text-properties style:font-name="Arial1" fo:font-size="32pt"/>
    </style:style>
    <style:style style:name="T1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3" style:family="text">
      <style:text-properties fo:color="#000000" style:text-line-through-style="none" style:text-line-through-type="none" style:text-position="super 58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6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name-asian="Droid Sans Fallback2" style:font-size-asian="44pt" style:font-style-asian="normal" style:font-weight-asian="normal" style:font-name-complex="FreeSans3" style:font-size-complex="44pt" style:font-style-complex="normal" style:font-weight-complex="normal"/>
    </style:style>
    <style:style style:name="T7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Droid Sans Fallback2" style:font-size-asian="32pt" style:font-style-asian="normal" style:font-weight-asian="normal" style:font-name-complex="FreeSans3" style:font-size-complex="32pt" style:font-style-complex="normal" style:font-weight-complex="normal"/>
    </style:style>
    <style:style style:name="T8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style:font-name-asian="Droid Sans Fallback2" style:font-size-asian="20pt" style:font-style-asian="normal" style:font-weight-asian="normal" style:font-name-complex="FreeSans3" style:font-size-complex="20pt" style:font-style-complex="normal" style:font-weight-complex="normal"/>
    </style:style>
    <style:style style:name="T9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FreeSans3" style:font-size-complex="20pt" style:font-style-complex="normal" style:font-weight-complex="bold"/>
    </style:style>
    <style:style style:name="T10" style:family="text">
      <style:text-properties style:font-name="Arial1" fo:font-size="20pt" style:font-size-asian="20pt" style:font-size-complex="20pt"/>
    </style:style>
    <style:style style:name="T11" style:family="text">
      <style:text-properties style:font-name="Courier New1" fo:font-size="26pt" style:font-size-asian="26pt" style:font-size-complex="26pt"/>
    </style:style>
    <style:style style:name="T12" style:family="text">
      <style:text-properties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color="#000000" style:text-line-through-style="none" style:text-line-through-type="none" style:text-position="0% 100%" style:font-name="Calibri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color="#000000" style:text-line-through-style="none" style:text-line-through-type="none" style:text-position="0% 100%" style:font-name="Arial1" fo:font-size="20pt" fo:letter-spacing="normal" fo:language="en" fo:country="GB" fo:font-style="normal" style:text-underline-style="none" fo:font-weight="normal" style:letter-kerning="true" style:font-name-asian="Droid Sans Fallback2" style:font-size-asian="20pt" style:language-asian="ar" style:country-asian="SA" style:font-style-asian="normal" style:font-weight-asian="normal" style:font-name-complex="FreeSans3" style:font-size-complex="20pt" style:font-style-complex="normal" style:font-weight-complex="normal"/>
    </style:style>
    <style:style style:name="T15" style:family="text">
      <style:text-properties style:font-name="Arial1" fo:font-size="32pt"/>
    </style:style>
    <style:style style:name="T16" style:family="text">
      <style:text-properties style:font-name="Arial1" fo:font-size="32pt" fo:font-style="italic" style:font-style-asian="italic" style:font-style-complex="italic"/>
    </style:style>
    <style:style style:name="T17" style:family="text">
      <style:text-properties fo:color="#000000" style:text-line-through-style="none" style:text-line-through-type="none" style:text-position="0% 100%" style:font-name="Courier New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8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name-asian="Droid Sans Fallback2" style:font-size-asian="20pt" style:font-style-asian="normal" style:font-weight-asian="normal" style:font-name-complex="Arial1" style:font-size-complex="20pt" style:font-style-complex="normal" style:font-weight-complex="normal"/>
    </style:style>
    <style:style style:name="T19" style:family="text">
      <style:text-properties fo:font-size="32pt"/>
    </style:style>
    <style:style style:name="T20" style:family="text">
      <style:text-properties fo:color="#000000" style:text-line-through-style="none" style:text-line-through-type="none" style:text-position="0% 100%" style:font-name="Arial1" fo:font-size="20pt" fo:letter-spacing="normal" fo:font-style="normal" style:text-underline-style="none" fo:font-weight="bold" style:font-name-asian="Droid Sans Fallback2" style:font-size-asian="20pt" style:font-style-asian="normal" style:font-weight-asian="bold" style:font-name-complex="Arial1" style:font-size-complex="2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C tutoring – lesson 5" draw:style-name="dp1" draw:master-page-name="Blank" presentation:presentation-page-layout-name="AL1T0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C tutoring</text:span></text:p>
          </draw:text-box>
        </draw:frame>
        <draw:frame draw:name="Text Placeholder 2" presentation:style-name="pr2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20</text:span><text:span text:style-name="T3">th</text:span><text:span text:style-name="T2"> January 2016</text:span></text:p>
            <text:p text:style-name="P3"><text:span text:style-name="T2"/></text:p>
          </draw:text-box>
        </draw:frame>
        <draw:frame draw:style-name="gr1" draw:layer="layout" svg:width="22.416cm" svg:height="12.4cm" svg:x="1.784cm" svg:y="4.8cm">
          <draw:text-box>
            <text:p text:style-name="P5">Wednesday 20<text:span text:style-name="T4">th</text:span> January 2016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ecap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Recap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what we looked at last time...</text:span></text:p>
            <text:p text:style-name="P3"><text:span text:style-name="T2"/></text:p>
            <text:p text:style-name="P3"><text:span text:style-name="T5">do loops - body gets executed at least once</text:span></text:p>
            <text:p text:style-name="P3"><text:span text:style-name="T5">when to use which loop - while, do, for ?</text:span></text:p>
            <text:p text:style-name="P3"><text:span text:style-name="T5">break &amp; continue</text:span></text:p>
            <text:p text:style-name="P3"><text:span text:style-name="T5">the for() loop</text:span></text:p>
            <text:p text:style-name="P3"><text:span text:style-name="T5">for (int i=0; i &lt;10; i++) shortcuts</text:span></text:p>
            <text:p text:style-name="P3"><text:span text:style-name="T5">a little bit about scope</text:span></text:p>
            <text:p text:style-name="P3"><text:span text:style-name="T5">x++ and ++x - differences?</text:span></text:p>
            <text:p text:style-name="P3"><text:span text:style-name="T5">the ASCII character set</text:span></text:p>
            <text:p text:style-name="P3"><text:span text:style-name="T5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1. printing the ASCII character set in a table</text:span></text:p>
            <text:p text:style-name="P3"><text:span text:style-name="T2"/></text:p>
            <text:p text:style-name="P3"><text:span text:style-name="T2">The things I was looking for:</text:span></text:p>
            <text:list text:style-name="L2">
              <text:list-item>
                <text:list>
                  <text:list-item>
                    <text:p text:style-name="P8"><text:span text:style-name="T2">Nested while loops</text:span></text:p>
                  </text:list-item>
                  <text:list-item>
                    <text:p text:style-name="P8"><text:span text:style-name="T2">Use of break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Homework 2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2. ROT13 encoding</text:span></text:p>
            <text:p text:style-name="P3"><text:span text:style-name="T2"/></text:p>
            <text:p text:style-name="P3"><text:span text:style-name="T2">Things I was looking for :-</text:span></text:p>
            <text:p text:style-name="P3"><text:span text:style-name="T2">In the encode function</text:span></text:p>
            <text:list text:style-name="L2">
              <text:list-item>
                <text:list>
                  <text:list-item>
                    <text:p text:style-name="P8"><text:span text:style-name="T2">Adding 13 to the character</text:span></text:p>
                  </text:list-item>
                  <text:list-item>
                    <text:p text:style-name="P8"><text:span text:style-name="T2">if it was &gt; Z, subtracting the right amount</text:span></text:p>
                  </text:list-item>
                </text:list>
              </text:list-item>
            </text:list>
            <text:p text:style-name="P3"><text:span text:style-name="T2"/></text:p>
            <text:p text:style-name="P3"><text:span text:style-name="T6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Blank"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7">Strings and Arrays of Character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8"/></text:p>
            <text:p text:style-name="P3"><text:span text:style-name="T2">In C, a string is an </text:span><text:span text:style-name="T9">array</text:span><text:span text:style-name="T2"> of characters.</text:span></text:p>
            <text:p><text:span text:style-name="T2"/></text:p>
            <text:p><text:span text:style-name="T2">An array is a list of things which are all of the same </text:span><text:span text:style-name="T9">type</text:span><text:span text:style-name="T2"> (integers, characters, doubles etc).</text:span></text:p>
            <text:p><text:span text:style-name="T2"/></text:p>
            <text:p><text:span text:style-name="T2">The things in the array are called </text:span><text:span text:style-name="T9">elements</text:span><text:span text:style-name="T2">.</text:span></text:p>
            <text:p><text:span text:style-name="T2"/></text:p>
            <text:p><text:span text:style-name="T2">What makes an array useful, is that each element can be accessed by its </text:span><text:span text:style-name="T9">index</text:span><text:span text:style-name="T2"> – its place in the array.</text:span></text:p>
            <text:p><text:span text:style-name="T2"/></text:p>
            <text:p><text:span text:style-name="T2">Loops are used to </text:span><text:span text:style-name="T9">traverse</text:span><text:span text:style-name="T2"> the array (move through it).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5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Blank"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9"><text:span text:style-name="T7">Declaring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0"/></text:p>
            <text:p text:style-name="P3"><text:span text:style-name="T10">To declare a string, we do this-</text:span></text:p>
            <text:p text:style-name="P3"><text:span text:style-name="T10"/></text:p>
            <text:p><text:span text:style-name="T11">char smallString[5]; // a string that can hold 5 characters</text:span></text:p>
            <text:p><text:span text:style-name="T10"/></text:p>
            <text:p><text:span text:style-name="T10">This reserves a piece of memory for the string, big enough to hold 5 characters. <text:s/>It also associates the memory area with the name ‘smallString’.</text:span></text:p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9"><text:span text:style-name="T7">Initialising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 text:style-name="P3"><text:span text:style-name="T2">To declare and initialise string, we do this-</text:span></text:p>
            <text:p text:style-name="P3"><text:span text:style-name="T10"/></text:p>
            <text:p><text:span text:style-name="T11">char smallString[] = “Hello”;</text:span></text:p>
            <text:p><text:span text:style-name="T10"/></text:p>
            <text:p><text:span text:style-name="T10">You can't do this -</text:span></text:p>
            <text:p><text:span text:style-name="T10"/></text:p>
            <text:p><text:span text:style-name="T11">char smallString[5];</text:span></text:p>
            <text:p><text:span text:style-name="T11">smallString = “Hello”;</text:span></text:p>
            <text:p text:style-name="P3"><text:span text:style-name="T2"/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Blank" presentation:presentation-page-layout-name="AL2T19">
        <draw:frame presentation:style-name="pr5" draw:layer="layout" svg:width="22.859cm" svg:height="3.18cm" svg:x="1.27cm" svg:y="0.76cm" presentation:class="title" presentation:user-transformed="true">
          <draw:text-box>
            <text:p>Hello</text:p>
          </draw:text-box>
        </draw:frame>
        <presentation:notes draw:style-name="dp2">
          <draw:page-thumbnail draw:style-name="gr2" draw:layer="layout" svg:width="14.848cm" svg:height="11.135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ank" presentation:presentation-page-layout-name="AL3T1">
        <draw:frame presentation:style-name="pr5" draw:layer="layout" svg:width="22.859cm" svg:height="3.18cm" svg:x="1.27cm" svg:y="0.76cm" presentation:class="title" presentation:placeholder="true">
          <draw:text-box/>
        </draw:frame>
        <draw:frame presentation:style-name="pr7" draw:layer="layout" svg:width="22.859cm" svg:height="11.048cm" svg:x="1.27cm" svg:y="4.457cm" presentation:class="outline" presentation:placeholder="true">
          <draw:text-box/>
        </draw:frame>
        <presentation:notes draw:style-name="dp4">
          <draw:page-thumbnail draw:style-name="gr2" draw:layer="layout" svg:width="14.848cm" svg:height="11.135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ank" presentation:presentation-page-layout-name="AL3T1">
        <draw:frame presentation:style-name="pr5" draw:layer="layout" svg:width="22.859cm" svg:height="3.18cm" svg:x="1.27cm" svg:y="0.76cm" presentation:class="title" presentation:placeholder="true">
          <draw:text-box/>
        </draw:frame>
        <draw:frame presentation:style-name="pr7" draw:layer="layout" svg:width="22.859cm" svg:height="11.048cm" svg:x="1.27cm" svg:y="4.457cm" presentation:class="outline" presentation:placeholder="true">
          <draw:text-box/>
        </draw:frame>
        <presentation:notes draw:style-name="dp4">
          <draw:page-thumbnail draw:style-name="gr2" draw:layer="layout" svg:width="14.848cm" svg:height="11.135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ank" presentation:presentation-page-layout-name="AL3T1">
        <draw:frame presentation:style-name="pr5" draw:layer="layout" svg:width="22.859cm" svg:height="3.18cm" svg:x="1.27cm" svg:y="0.76cm" presentation:class="title" presentation:placeholder="true">
          <draw:text-box/>
        </draw:frame>
        <draw:frame presentation:style-name="pr7" draw:layer="layout" svg:width="22.859cm" svg:height="11.048cm" svg:x="1.27cm" svg:y="4.457cm" presentation:class="outline" presentation:placeholder="true">
          <draw:text-box/>
        </draw:frame>
        <presentation:notes draw:style-name="dp4">
          <draw:page-thumbnail draw:style-name="gr2" draw:layer="layout" svg:width="14.848cm" svg:height="11.135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">
        <draw:frame draw:name="Title 1" presentation:style-name="pr1" draw:text-style-name="P12" draw:layer="layout" svg:width="22.859cm" svg:height="3.174cm" svg:x="1.27cm" svg:y="0.763cm" presentation:class="title" presentation:user-transformed="true">
          <draw:text-box>
            <text:p text:style-name="P11"><text:span text:style-name="T12">How strings are stored in memo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/></text:p>
            <text:p><text:span text:style-name="T2">Strings are stored as a series of characters in memory locations, each one following directly after the other.</text:span></text:p>
            <text:p><text:span text:style-name="T2">So when we declare a string like :-</text:span></text:p>
            <text:p><text:span text:style-name="T5"/></text:p>
            <text:p><text:span text:style-name="T5">char myString[] = “Hello World”;</text:span></text:p>
            <text:p><text:span text:style-name="T2"/></text:p>
            <text:p><text:span text:style-name="T2"><text:s text:c="2"/></text:span><text:span text:style-name="T2">So they look like this :-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With each character in a cell of its own, and each cell located straight after the other, no gaps.</text:span></text:p>
            <text:p><text:span text:style-name="T2"/></text:p>
            <text:p><text:span text:style-name="T2">They are </text:span><text:span text:style-name="T9">null-terminated</text:span><text:span text:style-name="T2"> – they have a null character (zero) at the end, to show where the end is. <text:s/>The \0 is a way of writing null, just as \n and \t are newline and tab in printf()</text:span></text:p>
            <text:p><text:span text:style-name="T2"/></text:p>
            <text:p><text:span text:style-name="T2">The compiler puts the null at the end for us. <text:s/>We don’t need to put it in, in this case.</text:span></text:p>
            <text:p text:style-name="P3"><text:span text:style-name="T2"/></text:p>
          </draw:text-box>
        </draw:frame>
        <draw:frame draw:style-name="standard" draw:layer="layout" svg:width="17.399cm" svg:height="0.989cm" svg:x="3.293cm" svg:y="10.65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H</text:p>
              </table:table-cell>
              <table:table-cell>
                <text:p text:style-name="P13">e</text:p>
              </table:table-cell>
              <table:table-cell>
                <text:p text:style-name="P13">l</text:p>
              </table:table-cell>
              <table:table-cell>
                <text:p text:style-name="P13">l</text:p>
              </table:table-cell>
              <table:table-cell>
                <text:p text:style-name="P13">o</text:p>
              </table:table-cell>
              <table:table-cell/>
              <table:table-cell>
                <text:p text:style-name="P13">W</text:p>
              </table:table-cell>
              <table:table-cell>
                <text:p text:style-name="P13">o</text:p>
              </table:table-cell>
              <table:table-cell>
                <text:p text:style-name="P13">r</text:p>
              </table:table-cell>
              <table:table-cell>
                <text:p text:style-name="P13">l</text:p>
              </table:table-cell>
              <table:table-cell>
                <text:p text:style-name="P13">d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name="Slide Image Placeholder 1" draw:style-name="gr2" draw:layer="layout" svg:width="12.695cm" svg:height="9.52cm" svg:x="3.175cm" svg:y="1.931cm" draw:page-number="1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Blank"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14"><text:span text:style-name="T13">Null-terminated string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2">In C, a string has a zero (null) on the end. <text:s/>This shows where the end of the string is.</text:span></text:p>
            <text:p text:style-name="P3"><text:span text:style-name="T2">Sometimes we have to worry about the null, sometimes we don't.</text:span></text:p>
            <text:p text:style-name="P3"><text:span text:style-name="T2">When we just declare and initialise a string like this -</text:span></text:p>
            <text:p><text:span text:style-name="T5">char myString[] = “Hello World”;</text:span></text:p>
            <text:p text:style-name="P3"><text:span text:style-name="T2">The compiler puts in the null for us, like this -</text:span></text:p>
          </draw:text-box>
        </draw:frame>
        <draw:frame draw:style-name="standard" draw:layer="layout" svg:width="17.419cm" svg:height="1.009cm" svg:x="3.027cm" svg:y="12.131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2" table:default-cell-style-name="ce2">
              <table:table-cell>
                <text:p text:style-name="P13">H</text:p>
              </table:table-cell>
              <table:table-cell>
                <text:p text:style-name="P13">e</text:p>
              </table:table-cell>
              <table:table-cell>
                <text:p text:style-name="P13">l</text:p>
              </table:table-cell>
              <table:table-cell>
                <text:p text:style-name="P13">l</text:p>
              </table:table-cell>
              <table:table-cell>
                <text:p text:style-name="P13">o</text:p>
              </table:table-cell>
              <table:table-cell/>
              <table:table-cell>
                <text:p text:style-name="P13">W</text:p>
              </table:table-cell>
              <table:table-cell>
                <text:p text:style-name="P13">o</text:p>
              </table:table-cell>
              <table:table-cell>
                <text:p text:style-name="P13">r</text:p>
              </table:table-cell>
              <table:table-cell>
                <text:p text:style-name="P13">l</text:p>
              </table:table-cell>
              <table:table-cell>
                <text:p text:style-name="P13">d</text:p>
              </table:table-cell>
              <table:table-cell table:style-name="ce3">
                <text:p text:style-name="P5">\0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style-name="gr3" draw:text-style-name="P5" draw:layer="layout" svg:width="7cm" svg:height="4cm" svg:x="17.6cm" svg:y="14.2cm">
          <text:p text:style-name="P5">The null (zero) at</text:p>
          <text:p text:style-name="P5">the end of the</text:p>
          <text:p text:style-name="P5">string.</text:p>
          <draw:enhanced-geometry svg:viewBox="0 0 21600 21600" draw:text-areas="800 800 20800 20800" draw:type="round-rectangular-callout" draw:modifiers="6457.47750321383 -4918.170457385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" draw:layer="layout" svg:width="12.695cm" svg:height="9.52cm" svg:x="3.175cm" svg:y="1.931cm" draw:page-number="1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Blank"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14"><text:span text:style-name="T13">Accessing characters in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><text:span text:style-name="T14">The string is treated as an array of characters. <text:s/>We use the array operator – square brackets to access the elements.</text:span></text:p>
            <text:p><text:span text:style-name="T2">So for </text:span></text:p>
            <text:p><text:span text:style-name="T5">char myString[] = “Hello World”;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myString[0] is 'H'</text:span></text:p>
            <text:p text:style-name="P3"><text:span text:style-name="T2">myString[1] is 'e'</text:span></text:p>
            <text:p text:style-name="P3"><text:span text:style-name="T2">myString[2] is 'l'</text:span></text:p>
            <text:p text:style-name="P3"><text:span text:style-name="T2">myString[3] is 'l'</text:span></text:p>
            <text:p text:style-name="P3"><text:span text:style-name="T2">myString[4] is 'o'</text:span></text:p>
          </draw:text-box>
        </draw:frame>
        <draw:frame draw:style-name="standard" draw:layer="layout" svg:width="17.419cm" svg:height="1.943cm" svg:x="1.466cm" svg:y="8.934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column table:style-name="co5"/>
            <table:table-row table:style-name="ro3" table:default-cell-style-name="ce2">
              <table:table-cell table:style-name="ce4">
                <text:p text:style-name="P13">H</text:p>
              </table:table-cell>
              <table:table-cell>
                <text:p text:style-name="P13">e</text:p>
              </table:table-cell>
              <table:table-cell>
                <text:p text:style-name="P13">l</text:p>
              </table:table-cell>
              <table:table-cell>
                <text:p text:style-name="P13">l</text:p>
              </table:table-cell>
              <table:table-cell>
                <text:p text:style-name="P13">o</text:p>
              </table:table-cell>
              <table:table-cell/>
              <table:table-cell>
                <text:p text:style-name="P13">W</text:p>
              </table:table-cell>
              <table:table-cell>
                <text:p text:style-name="P13">o</text:p>
              </table:table-cell>
              <table:table-cell>
                <text:p text:style-name="P13">r</text:p>
              </table:table-cell>
              <table:table-cell>
                <text:p text:style-name="P13">l</text:p>
              </table:table-cell>
              <table:table-cell>
                <text:p text:style-name="P13">d</text:p>
              </table:table-cell>
              <table:table-cell table:style-name="ce3">
                <text:p text:style-name="P5">\0</text:p>
              </table:table-cell>
            </table:table-row>
            <table:table-row table:style-name="ro4" table:default-cell-style-name="ce5"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5</text:p>
              </table:table-cell>
              <table:table-cell>
                <text:p>6</text:p>
              </table:table-cell>
              <table:table-cell>
                <text:p>7</text:p>
              </table:table-cell>
              <table:table-cell>
                <text:p>8</text:p>
              </table:table-cell>
              <table:table-cell>
                <text:p>9</text:p>
              </table:table-cell>
              <table:table-cell>
                <text:p>10</text:p>
              </table:table-cell>
              <table:table-cell>
                <text:p>11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style-name="gr3" draw:text-style-name="P5" draw:layer="layout" svg:width="3.8cm" svg:height="2.6cm" svg:x="20.8cm" svg:y="10.4cm">
          <text:p text:style-name="P5">Index</text:p>
          <draw:enhanced-geometry svg:viewBox="0 0 21600 21600" draw:text-areas="800 800 20800 20800" draw:type="round-rectangular-callout" draw:modifiers="-10638.0426203631 166.08996539792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name="Slide Image Placeholder 1" draw:style-name="gr2" draw:layer="layout" svg:width="12.695cm" svg:height="9.52cm" svg:x="3.175cm" svg:y="1.931cm" draw:page-number="1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Blank">
        <presentation:notes draw:style-name="dp2">
          <draw:page-thumbnail draw:style-name="gr2" draw:layer="layout" svg:width="14.848cm" svg:height="11.135cm" svg:x="3.075cm" svg:y="2.257cm" draw:page-number="15" presentation:class="page"/>
          <draw:frame presentation:style-name="pr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haracters and strings</text:span></text:p>
          </draw:text-box>
        </draw:frame>
        <draw:frame draw:name="Text Placeholder 2" presentation:style-name="pr4" draw:text-style-name="P16" draw:layer="layout" svg:width="22.859cm" svg:height="12.571cm" svg:x="1.27cm" svg:y="4.445cm" presentation:class="outline" presentation:user-transformed="true">
          <draw:text-box>
            <text:list text:style-name="L2">
              <text:list-header>
                <text:p text:style-name="P15"><text:span text:style-name="T15">Strings are made up of characters, so we'll look first at them.</text:span></text:p>
                <text:p text:style-name="P15"><text:span text:style-name="T15"/></text:p>
                <text:p text:style-name="P15"><text:span text:style-name="T15">This is the set of ASCII characters :-</text:span></text:p>
                <text:p text:style-name="P15"><text:span text:style-name="T15"><text:s/></text:span><text:span text:style-name="T15">!"#$%&amp;'()*+,-./0123456789:;&lt;=&gt;?@ABCDEFGHIJKLMNOPQRSTUVWXYZ[\]^_`abcdefghijklmnopqrstuvwxyz{|}~</text:span></text:p>
                <text:p text:style-name="P15"><text:span text:style-name="T15"/></text:p>
                <text:p text:style-name="P15"><text:span text:style-name="T15">American Standard Code for Information Interchange. <text:s/>It was invented to allow the transfer of data between computers from different manufacturers. <text:s/>In the beginning, </text:span><text:span text:style-name="T16">each</text:span><text:span text:style-name="T15"> manufacturer used their </text:span><text:span text:style-name="T16">own</text:span><text:span text:style-name="T15"> codes to represent numbers and letters, making communication very difficult.</text:span></text:p>
                <text:p text:style-name="P15"><text:span text:style-name="T15"/></text:p>
                <text:p text:style-name="P15"><text:span text:style-name="T15">In C, characters are represented by a number.</text:span></text:p>
                <text:p text:style-name="P15"><text:span text:style-name="T15"/></text:p>
                <text:p text:style-name="P15"><text:span text:style-name="T15">To print out the full character set, (all of the characters that the computer has) we do this -</text:span></text:p>
                <text:p text:style-name="P15"><text:span text:style-name="T15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6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rinting the character se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7">for (int i = 32; x &lt;= 127; x++) {</text:span></text:p>
            <text:p text:style-name="P3"><text:span text:style-name="T17"><text:s text:c="5"/></text:span><text:span text:style-name="T17">printf(“ASCII character %3d is %c\n”, i, i);</text:span></text:p>
            <text:p text:style-name="P3"><text:span text:style-name="T17"><text:s text:c="6"/></text:span><text:span text:style-name="T17">}</text:span></text:p>
            <text:p text:style-name="P3"><text:span text:style-name="T17"/></text:p>
            <text:p text:style-name="P3"><text:span text:style-name="T18">The ASCII characters have codes 0 to 127.</text:span></text:p>
            <text:p text:style-name="P3"><text:span text:style-name="T18">The characters 0 to 31 are called control characters, and have effects like CR, LF, FF, they have some effect on the display. <text:s/></text:span></text:p>
            <text:p text:style-name="P3"><text:span text:style-name="T18">We use a %c format in printf() to print a single character.</text:span></text:p>
            <text:p text:style-name="P3"><text:span text:style-name="T18">The numbers 0 to 127 will fit into how many binary bits?</text:span></text:p>
            <text:p text:style-name="P3"><text:span text:style-name="T18">In recent times, the need to have more than just these characters, has led to the use of 16-bit binary numbers to represent characters.</text:span></text:p>
            <text:list text:style-name="L2">
              <text:list-header>
                <text:p text:style-name="P15"><text:span text:style-name="T19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7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4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8">With 4 bits, we can count to what in binary?</text:span></text:p>
            <text:p text:style-name="P3"><text:span text:style-name="T17">0000</text:span><text:span text:style-name="T17"><text:tab/></text:span><text:span text:style-name="T17"><text:tab/></text:span><text:span text:style-name="T17">0</text:span></text:p>
            <text:p text:style-name="P3"><text:span text:style-name="T17">0001</text:span><text:span text:style-name="T17"><text:tab/></text:span><text:span text:style-name="T17"><text:tab/></text:span><text:span text:style-name="T17">1</text:span></text:p>
            <text:p text:style-name="P3"><text:span text:style-name="T17">0010</text:span><text:span text:style-name="T17"><text:tab/></text:span><text:span text:style-name="T17"><text:tab/></text:span><text:span text:style-name="T17">2</text:span></text:p>
            <text:p text:style-name="P3"><text:span text:style-name="T17">0011</text:span><text:span text:style-name="T17"><text:tab/></text:span><text:span text:style-name="T17"><text:tab/></text:span><text:span text:style-name="T17">3</text:span></text:p>
            <text:p text:style-name="P3"><text:span text:style-name="T17">0100</text:span><text:span text:style-name="T17"><text:tab/></text:span><text:span text:style-name="T17"><text:tab/></text:span><text:span text:style-name="T17">4</text:span></text:p>
            <text:p text:style-name="P3"><text:span text:style-name="T17">…</text:span></text:p>
            <text:p text:style-name="P3"><text:span text:style-name="T17">1000</text:span><text:span text:style-name="T17"><text:tab/></text:span><text:span text:style-name="T17"><text:tab/></text:span><text:span text:style-name="T17">8</text:span></text:p>
            <text:p text:style-name="P3"><text:span text:style-name="T17">…</text:span></text:p>
            <text:p text:style-name="P3"><text:span text:style-name="T17">1110</text:span><text:span text:style-name="T17"><text:tab/></text:span><text:span text:style-name="T17"><text:tab/></text:span><text:span text:style-name="T17">14</text:span></text:p>
            <text:p text:style-name="P3"><text:span text:style-name="T17">1111 </text:span><text:span text:style-name="T17"><text:tab/></text:span><text:span text:style-name="T17"><text:tab/></text:span><text:span text:style-name="T17">15</text:span></text:p>
            <text:list text:style-name="L2">
              <text:list-header>
                <text:p text:style-name="P15"><text:span text:style-name="T19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8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7-bit binary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8">With 7 bits, we can count to what in binary?</text:span></text:p>
            <text:p text:style-name="P3"><text:span text:style-name="T17">00000000</text:span><text:span text:style-name="T17"><text:tab/></text:span><text:span text:style-name="T17"><text:tab/></text:span><text:span text:style-name="T17">0</text:span></text:p>
            <text:p text:style-name="P3"><text:span text:style-name="T17">00000001</text:span><text:span text:style-name="T17"><text:tab/></text:span><text:span text:style-name="T17"><text:tab/></text:span><text:span text:style-name="T17">1</text:span></text:p>
            <text:p text:style-name="P3"><text:span text:style-name="T17">00000010</text:span><text:span text:style-name="T17"><text:tab/></text:span><text:span text:style-name="T17"><text:tab/></text:span><text:span text:style-name="T17">2</text:span></text:p>
            <text:p text:style-name="P3"><text:span text:style-name="T17">…</text:span></text:p>
            <text:p text:style-name="P3"><text:span text:style-name="T17">11111110</text:span><text:span text:style-name="T17"><text:tab/></text:span><text:span text:style-name="T17"><text:tab/></text:span><text:span text:style-name="T17">254</text:span></text:p>
            <text:p text:style-name="P3"><text:span text:style-name="T17">11111111 </text:span><text:span text:style-name="T17"><text:tab/></text:span><text:span text:style-name="T17">255</text:span></text:p>
            <text:list text:style-name="L2">
              <text:list-header>
                <text:p text:style-name="P15"><text:span text:style-name="T19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19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Strings / Arrays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8">In C, a string is an array of characters.</text:span></text:p>
            <text:p text:style-name="P3"><text:span text:style-name="T18">An array <text:s/>is like a list, where all the </text:span><text:span text:style-name="T20">elements</text:span><text:span text:style-name="T18"> are the same type</text:span></text:p>
            <text:p text:style-name="P3"><text:span text:style-name="T18">We can access each element by saying where abouts in the array it is.</text:span></text:p>
            <text:p text:style-name="P3"><text:span text:style-name="T17"/></text:p>
            <text:p text:style-name="P7"><text:span text:style-name="T17"/></text:p>
            <text:list text:style-name="L2">
              <text:list-header>
                <text:p text:style-name="P15"><text:span text:style-name="T19"/></text:p>
                <text:p text:style-name="P15"><text:span text:style-name="T19"/></text:p>
              </text:list-header>
            </text:list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0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Blank">
        <presentation:notes draw:style-name="dp2">
          <draw:page-thumbnail draw:style-name="gr2" draw:layer="layout" svg:width="14.848cm" svg:height="11.135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1"><text:span text:style-name="T1">– </text:span><text:span text:style-name="T1">END --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placeholder="true" presentation:user-transformed="true">
          <draw:text-box/>
        </draw:frame>
        <presentation:notes draw:style-name="dp2">
          <draw:page-thumbnail draw:name="Slide Image Placeholder 1" draw:style-name="gr2" draw:layer="layout" svg:width="12.695cm" svg:height="9.52cm" svg:x="3.175cm" svg:y="1.931cm" draw:page-number="22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Console input/output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8">We've been using printf() for all of our output. <text:s/>We'll now look at a pair of functions, puts() and gets().</text:span></text:p>
            <text:p text:style-name="P3"><text:span text:style-name="T18">Puts() - put string. <text:s/>Puts a string on the console</text:span></text:p>
            <text:p text:style-name="P3"><text:span text:style-name="T18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3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Blank">
        <draw:frame draw:name="Title 1" presentation:style-name="pr1" draw:text-style-name="P2" draw:layer="layout" svg:width="22.859cm" svg:height="3.174cm" svg:x="1.27cm" svg:y="0.763cm" presentation:class="title" presentation:user-transformed="true">
          <draw:text-box>
            <text:p text:style-name="P7"><text:span text:style-name="T1">Puts() - put a string</text:span></text:p>
          </draw:text-box>
        </draw:frame>
        <draw:frame draw:name="Text Placeholder 2" presentation:style-name="pr4" draw:text-style-name="P4" draw:layer="layout" svg:width="22.859cm" svg:height="12.571cm" svg:x="1.27cm" svg:y="4.445cm" presentation:class="outline" presentation:user-transformed="true">
          <draw:text-box>
            <text:p text:style-name="P3"><text:span text:style-name="T18">We've been using printf() for all of our output. <text:s/>We'll now look at a pair of functions, puts() and gets().</text:span></text:p>
            <text:p text:style-name="P3"><text:span text:style-name="T18">Puts() - put string. <text:s/>Puts a string on the console</text:span></text:p>
            <text:p text:style-name="P3"><text:span text:style-name="T18">Gets() - get string. <text:s/>Gets a string from the keyboard.</text:span></text:p>
          </draw:text-box>
        </draw:frame>
        <presentation:notes draw:style-name="dp2">
          <draw:page-thumbnail draw:name="Slide Image Placeholder 1" draw:style-name="gr2" draw:layer="layout" svg:width="12.695cm" svg:height="9.52cm" svg:x="3.175cm" svg:y="1.931cm" draw:page-number="24" presentation:class="page"/>
          <draw:frame draw:name="Notes Placeholder 2" presentation:style-name="pr3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4" svg:font-family="Calibri" style:font-family-generic="modern"/>
    <style:font-face style:name="Courier New" svg:font-family="'Courier New'" style:font-family-generic="modern"/>
    <style:font-face style:name="Droid Sans Fallback2" svg:font-family="'Droid Sans Fallback'" style:font-family-generic="modern"/>
    <style:font-face style:name="F" svg:font-family="" style:font-family-generic="roman"/>
    <style:font-face style:name="Arial" svg:font-family="Arial" style:font-family-generic="swiss"/>
    <style:font-face style:name="Calibri3" svg:font-family="Calibri" style:font-family-generic="swiss"/>
    <style:font-face style:name="FreeSans" svg:font-family="FreeSans" style:font-family-generic="swiss"/>
    <style:font-face style:name="Courier New1" svg:font-family="'Courier New'" style:font-family-generic="modern" style:font-pitch="fixed"/>
    <style:font-face style:name="Calibri" svg:font-family="Calibri" style:font-pitch="variable"/>
    <style:font-face style:name="FreeSans3" svg:font-family="FreeSans" style:font-pitch="variable"/>
    <style:font-face style:name="Liberation Sans1" svg:font-family="'Liberation Sans'" style:font-pitch="variable"/>
    <style:font-face style:name="Times New Roman1" svg:font-family="'Times New Roman'" style:font-pitch="variable"/>
    <style:font-face style:name="Courier New3" svg:font-family="'Courier New'" style:font-family-generic="modern" style:font-pitch="variable"/>
    <style:font-face style:name="Droid Sans Fallback1" svg:font-family="'Droid Sans Fallback'" style:font-family-generic="modern" style:font-pitch="variable"/>
    <style:font-face style:name="FreeSans4" svg:font-family="FreeSans" style:font-family-generic="modern" style:font-pitch="variable"/>
    <style:font-face style:name="Arial2" svg:font-family="Arial" style:font-family-generic="roman" style:font-pitch="variable"/>
    <style:font-face style:name="Calibri2" svg:font-family="Calibri" style:font-family-generic="roman" style:font-pitch="variable"/>
    <style:font-face style:name="Courier New2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Droid Sans Fallback3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en" fo:country="GB" style:letter-kerning="true" style:font-name-asian="F" style:font-family-generic-asian="roman" style:font-size-asian="11pt" style:language-asian="ar" style:country-asian="SA"/>
    </style:style>
    <style:style style:name="Default_20_Paragraph_20_Font" style:display-name="Default Paragraph Font" style:family="graphic">
      <style:paragraph-properties style:text-autospace="none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style:use-window-font-color="true" style:font-name="Calibri2" fo:font-family="Calibri" style:font-family-generic="roman" style:font-pitch="variable" fo:font-size="11pt" fo:language="en" fo:country="GB" style:letter-kerning="true" style:font-name-asian="F" style:font-family-generic-asian="roman" style:font-size-asian="11pt" style:language-asian="ar" style:country-asian="SA"/>
    </style:style>
    <style:style style:name="Index" style:family="graphic">
      <style:paragraph-properties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2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cm" fo:margin-bottom="0.4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cm" fo:margin-bottom="0.3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cm" fo:margin-bottom="0.2cm" fo:line-height="100%" fo:text-align="start" style:punctuation-wrap="hanging" style:writing-mode="lr-tb"/>
      <style:text-properties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cm" fo:margin-bottom="0.1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cm" fo:margin-bottom="0.1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cm" fo:margin-bottom="0.1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cm" fo:margin-bottom="0.1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cm" fo:margin-bottom="0.1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color="#000000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2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6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4" style:family="paragraph">
      <style:paragraph-properties fo:text-align="start" style:font-independent-line-spacing="true"/>
      <style:text-properties fo:font-size="4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8">18/01/16</text:date></text:span></text:p>
        </draw:text-box>
      </draw:frame>
      <draw:frame draw:name="Footer Placeholder 4" presentation:style-name="Mpr2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5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draw:name="Date Placeholder 1" presentation:style-name="Mpr5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6-01-18">18/01/16</text:date></text:span></text:p>
        </draw:text-box>
      </draw:frame>
      <draw:frame draw:name="Footer Placeholder 2" presentation:style-name="Mpr5" draw:text-style-name="MP6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3" presentation:style-name="Mpr5" draw:text-style-name="MP6" draw:layer="backgroundobjects" svg:width="5.926cm" svg:height="1.013cm" svg:x="18.203cm" svg:y="17.657cm" presentation:class="page-number" presentation:user-transformed="true">
        <draw:text-box>
          <text:p text:style-name="MP7"><text:span text:style-name="MT3"><text:page-number>&lt;number&gt;</text:page-number></text:span></text:p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5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Mark Woodrow</meta:initial-creator>
    <dc:creator>Mark Woodrow</dc:creator>
    <meta:editing-cycles>18</meta:editing-cycles>
    <meta:creation-date>2016-01-07T17:05:09</meta:creation-date>
    <dc:date>2016-01-18T10:57:09.232020085</dc:date>
    <meta:editing-duration>PT17H46M28S</meta:editing-duration>
    <meta:generator>LibreOffice/4.2.8.2$Linux_x86 LibreOffice_project/420m0$Build-2</meta:generator>
    <meta:document-statistic meta:object-count="129"/>
    <meta:user-defined meta:name="AppVersion">14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0</meta:user-defined>
  </office:meta>
</office:document-meta>
</file>